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7.938cm"/>
        </style:tab-stops>
      </style:paragraph-properties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mpion Chef – Сюжет</text:h>
      <text:p text:style-name="Text_20_body"/>
      <text:p text:style-name="P1">Вступление</text:p>
      <text:p text:style-name="P2">Дженнифер заканчивает кулинарную школу. </text:p>
      <text:p text:style-name="P2">Она обсуждает с друзьями свою мечту иметь собственный ресторан на Гавайях.</text:p>
      <text:p text:style-name="P2">Она составляет смету и понимает, что столько денег будет зарабатывать очень долго.</text:p>
      <text:p text:style-name="P2">Джен пытается взять кредит в банке, но ей отказывают, потому что у нее ничего нет.</text:p>
      <text:p text:style-name="P2">Ей на глаза попадается объявление о конкурсе молодых поваров с большим призовым фондом. «Это мой шанс», решает девушка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14T15:04:53</meta:creation-date>
    <dc:date>2007-05-14T15:33:04</dc:date>
    <dc:language>en-US</dc:language>
    <meta:editing-cycles>2</meta:editing-cycles>
    <meta:editing-duration>PT2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64" meta:character-count="428"/>
  </office:meta>
</office:document-meta>
</file>